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1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cm" draw:marker-start-width="0.44cm" draw:marker-end="Arrow_20_concave" draw:marker-end-width="0.22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7cm" svg:stroke-color="#660066" draw:marker-start-width="0.455cm" draw:marker-end-width="0.455cm" draw:fill="solid" draw:fill-color="#5381ac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b3b3b3" draw:fill="none" draw:fill-color="#006b6b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" fo:font-size="11pt" style:font-size-asian="14pt" style:font-size-complex="14pt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color="#000000" style:font-name="Palatino1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000000" style:font-name="Ope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style:font-name="Palatino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g>
                <draw:line draw:style-name="gr1" draw:text-style-name="P1" draw:layer="layout" svg:x1="25.62cm" svg:y1="10.08cm" svg:x2="27.12cm" svg:y2="10.08cm">
                  <text:p/>
                </draw:line>
                <draw:line draw:style-name="gr1" draw:text-style-name="P1" draw:layer="layout" svg:x1="25.62cm" svg:y1="10.53cm" svg:x2="27.12cm" svg:y2="10.53cm">
                  <text:p/>
                </draw:line>
                <draw:line draw:style-name="gr1" draw:text-style-name="P1" draw:layer="layout" svg:x1="25.62cm" svg:y1="10.98cm" svg:x2="27.12cm" svg:y2="10.98cm">
                  <text:p/>
                </draw:line>
                <draw:custom-shape draw:style-name="gr2" draw:text-style-name="P2" draw:layer="layout" svg:width="5.2cm" svg:height="2cm" draw:transform="rotate (-3.14159265358979) translate (26.245cm 11.5cm)">
                  <text:p/>
      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  </draw:custom-shape>
                <draw:custom-shape draw:style-name="gr3" draw:text-style-name="P4" draw:layer="layout" svg:width="3.3cm" svg:height="0.9cm" svg:x="22.765cm" svg:y="10.052cm">
                  <text:p text:style-name="P3"><text:span text:style-name="T1">Rasterisieru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2" draw:layer="layout" svg:width="5.2cm" svg:height="2cm" draw:transform="rotate (-3.14159265358979) translate (22.715cm 11.5cm)">
                  <text:p/>
      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  </draw:custom-shape>
                <draw:custom-shape draw:style-name="gr3" draw:text-style-name="P4" draw:layer="layout" svg:width="3.3cm" svg:height="0.9cm" svg:x="19.235cm" svg:y="10.052cm">
                  <text:p text:style-name="P3"><text:span text:style-name="T1">Clippi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2" draw:layer="layout" svg:width="5.2cm" svg:height="2cm" draw:transform="rotate (-3.14159265358979) translate (19.215cm 11.5cm)">
                  <text:p/>
      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  </draw:custom-shape>
                <draw:custom-shape draw:style-name="gr3" draw:text-style-name="P4" draw:layer="layout" svg:width="3.3cm" svg:height="0.9cm" svg:x="15.735cm" svg:y="10.052cm">
                  <text:p text:style-name="P3"><text:span text:style-name="T1">Sichtvolumen-</text:span><text:span text:style-name="T1"><text:line-break/></text:span><text:span text:style-name="T1">Transformatio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2" draw:layer="layout" svg:width="5.2cm" svg:height="2cm" draw:transform="rotate (-3.14159265358979) translate (15.715cm 11.5cm)">
                  <text:p/>
      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  </draw:custom-shape>
                <draw:custom-shape draw:style-name="gr3" draw:text-style-name="P5" draw:layer="layout" svg:width="3.3cm" svg:height="0.9cm" svg:x="12.235cm" svg:y="10.052cm">
                  <text:p text:style-name="P3"><text:span text:style-name="T1">Projektions-</text:span><text:span text:style-name="T1"><text:line-break/></text:span><text:span text:style-name="T1">Transformatio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2" draw:layer="layout" svg:width="5.2cm" svg:height="2cm" draw:transform="rotate (-3.14159265358979) translate (12.185cm 11.5cm)">
                  <text:p/>
      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  </draw:custom-shape>
                <draw:custom-shape draw:style-name="gr3" draw:text-style-name="P4" draw:layer="layout" svg:width="3.3cm" svg:height="0.9cm" svg:x="8.705cm" svg:y="10.052cm">
                  <text:p text:style-name="P3"><text:span text:style-name="T1">Sicht-</text:span><text:span text:style-name="T1"><text:line-break/></text:span><text:span text:style-name="T1">Transformatio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" draw:text-style-name="P2" draw:layer="layout" svg:width="5.2cm" svg:height="2cm" draw:transform="rotate (-3.14159265358979) translate (8.655cm 11.5cm)">
                  <text:p/>
        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        </draw:custom-shape>
                <draw:custom-shape draw:style-name="gr3" draw:text-style-name="P5" draw:layer="layout" svg:width="3.3cm" svg:height="0.9cm" svg:x="5.175cm" svg:y="10.052cm">
                  <text:p text:style-name="P3"><text:span text:style-name="T1">Modellierung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line draw:style-name="gr1" draw:text-style-name="P1" draw:layer="layout" svg:x1="3cm" svg:y1="10.08cm" svg:x2="4.5cm" svg:y2="10.08cm">
                  <text:p/>
                </draw:line>
                <draw:line draw:style-name="gr1" draw:text-style-name="P1" draw:layer="layout" svg:x1="3cm" svg:y1="10.53cm" svg:x2="4.5cm" svg:y2="10.53cm">
                  <text:p/>
                </draw:line>
                <draw:line draw:style-name="gr1" draw:text-style-name="P1" draw:layer="layout" svg:x1="3cm" svg:y1="10.98cm" svg:x2="4.5cm" svg:y2="10.98cm">
                  <text:p/>
                </draw:line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1" svg:font-family="Palatino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" svg:font-family="Palatino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Gruber</meta:initial-creator>
    <meta:creation-date>2014-07-07T11:51:17.672171794</meta:creation-date>
    <dc:date>2014-07-31T09:30:40.899066668</dc:date>
    <meta:editing-duration>PT2H55M38S</meta:editing-duration>
    <meta:editing-cycles>32</meta:editing-cycles>
    <meta:generator>LibreOffice/4.2.4.2$Linux_X86_64 LibreOffice_project/420m0$Build-2</meta:generator>
    <meta:document-statistic meta:object-count="22"/>
  </office:meta>
</office:document-meta>
</file>